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cylinder</text:p>
          </table:table-cell>
          <table:table-cell office:value-type="string" calcext:value-type="string">
            <text:p>#FFE134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#3DC3FF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#70FF33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#2B36D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#E52BBD</text:p>
          </table:table-cell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#E20F1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#20C9C0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#E86C0D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#B40CE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2:54:49.707251015</meta:creation-date>
    <dc:date>2019-03-18T12:55:26.424217126</dc:date>
    <meta:editing-duration>PT37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